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  <style:style style:name="P49" style:parent-style-name="ListParagraph" style:family="paragraph"/>
    <style:style style:name="P50" style:parent-style-name="ListParagraph" style:family="paragraph"/>
    <style:style style:name="P51" style:parent-style-name="ListParagraph" style:family="paragraph"/>
    <style:style style:name="P52" style:parent-style-name="ListParagraph" style:family="paragraph"/>
  </office:automatic-styles>
  <office:body>
    <office:text text:use-soft-page-breaks="true">
      <text:p text:style-name="P1">Godehead</text:p>
      <text:p text:style-name="Normal">Team<text:s/>Godehead</text:p>
      <text:h text:style-name="Heading2" text:outline-level="2">Synopsis</text:h>
      <text:p text:style-name="Normal"/>
      <text:h text:style-name="Heading2" text:outline-level="2">Story</text:h>
      <text:p text:style-name="Normal"/>
      <text:h text:style-name="Heading2" text:outline-level="2">Characters</text:h>
      <text:p text:style-name="Normal"/>
      <text:h text:style-name="Heading2" text:outline-level="2">Stats</text:h>
      <text:list text:style-name="LFO1" text:continue-numbering="true">
        <text:list-item>
          <text:p text:style-name="P2">Hearts – Player starts with a maximum of 4 hearts (8 hitpoints). <text:s/>Each heart contains 2 segments. <text:s/>1 hitpoint<text:s/>= ½ heart.</text:p>
        </text:list-item>
        <text:list-item>
          <text:p text:style-name="P3">Eye Orb – Collect and place inside each socket of the boss door.<text:s text:c="2"/>Once all eye orbs are collected, the boss door opens.</text:p>
        </text:list-item>
        <text:list-item>
          <text:p text:style-name="P4">Heart<text:s/>orb<text:s/>– Consumed when<text:s/>the player’s HP reaches zero, or player uses it in the pause menu. <text:s/>The player can have up to 3 heart orbs. <text:s/>Heart orbs can be filled by hearts dropped by enemies if heart is full, or by DNA via the checkpoint store.</text:p>
        </text:list-item>
        <text:list-item>
          <text:p text:style-name="P5">DNA<text:s/>– Currency for buying upgrades, items. <text:s/>Dropped by enemies, found in treasure chests.</text:p>
        </text:list-item>
      </text:list>
      <text:h text:style-name="Heading2" text:outline-level="2">Controls</text:h>
      <text:list text:style-name="LFO2" text:continue-numbering="true">
        <text:list-item>
          <text:p text:style-name="P6">Left/Right – move. <text:s/>Wall-hang by pressing a direction<text:s/>towards<text:s/>the wall.</text:p>
        </text:list-item>
        <text:list-item>
          <text:p text:style-name="P7">Up/Down/Left/Right – aiming.</text:p>
        </text:list-item>
        <text:list-item>
          <text:p text:style-name="P8">Z – Jump. <text:s/>Wall-jump while wall-hanging. <text:s/>Slide while on ground by holding the down button.</text:p>
        </text:list-item>
        <text:list-item>
          <text:p text:style-name="P9">X – Primary. <text:s/>This is the attack button.</text:p>
        </text:list-item>
        <text:list-item>
          <text:p text:style-name="P10">C – Slide.</text:p>
        </text:list-item>
        <text:list-item>
          <text:p text:style-name="P11">A – Switch to previous Elemental.</text:p>
        </text:list-item>
        <text:list-item>
          <text:p text:style-name="P12">S – Switch to next Elemental.</text:p>
        </text:list-item>
        <text:list-item>
          <text:p text:style-name="P13">Shift – Inventory/Pause</text:p>
        </text:list-item>
      </text:list>
      <text:h text:style-name="Heading2" text:outline-level="2">Elemental Powers</text:h>
      <text:p text:style-name="Normal">All elemental powers have 3 levels, the first being the default when you<text:s/>unlock the power. <text:s/>The last upgrade grants you a charged power-up. <text:s/></text:p>
      <text:p text:style-name="Normal">Charged power-up activates after X-seconds of not shooting.</text:p>
      <text:p text:style-name="Normal">Each element also has a rate of fire.</text:p>
      <text:p text:style-name="Normal"/>
      <text:soft-page-break/>
      <text:h text:style-name="Heading3" text:outline-level="3">Fireball</text:h>
      <text:p text:style-name="Normal">Hold the primary button to shoot a volley of fire with slight varying angles. <text:s/>Can shoot upwards/downwards by pressing up/down. Has a limited distance.</text:p>
      <text:p text:style-name="Normal">Note: The fireball is the first element the player acquires.</text:p>
      <text:p text:style-name="Normal">The fireball is great against flying enemies, or bio-enemies in general.</text:p>
      <text:p text:style-name="Normal">Certain enemies will react differently from fire:</text:p>
      <text:list text:style-name="LFO2" text:continue-numbering="true">
        <text:list-item>
          <text:p text:style-name="P14">Bio-enemies, upon death, will drop on the ground in agony as their flesh is consumed with flame.</text:p>
        </text:list-item>
        <text:list-item>
          <text:p text:style-name="P15">Slime-enemies are turned into walking balls of flaming doom. <text:s/>When they die, they explode.</text:p>
        </text:list-item>
        <text:list-item>
          <text:p text:style-name="P16">Hard-enemies will laugh at your futile attempt to harm them. <text:s/>Note: certain Hard-enemy types have a weak spot where they can be damaged by fire. (e.g. enemy with shield)</text:p>
        </text:list-item>
      </text:list>
      <text:p text:style-name="Normal"/>
      <text:h text:style-name="Heading4" text:outline-level="4">Upgrades</text:h>
      <text:list text:style-name="LFO2" text:continue-numbering="true">
        <text:list-item>
          <text:p text:style-name="P17">Upgrade 1: Increase size of fireball,<text:s/>greater damage.</text:p>
        </text:list-item>
        <text:list-item>
          <text:p text:style-name="P18">Upgrade 2: 1-second charge. <text:s/>A giant ball of flaming death is fired<text:s/>straight, engulfing those foolish enough to stand in its way. <text:s/>The flaming ball of death will explode<text:s/>upon impact<text:s/>with the wall or ground.</text:p>
        </text:list-item>
      </text:list>
      <text:p text:style-name="Normal"/>
      <text:h text:style-name="Heading3" text:outline-level="3">Earth</text:h>
      <text:p text:style-name="Normal">Hold the primary button to fire a bunch of bouncy<text:s/>angry boulders. <text:s/>The<text:s/>boulder<text:s/>will bounce around after X-seconds, then explode<text:s/>in a radius roughly<text:s/>its<text:s/>size.</text:p>
      <text:p text:style-name="Normal">The<text:s/>boulder<text:s/>is great for taking on clumps of enemies, or ground enemies if you are above.</text:p>
      <text:p text:style-name="Normal"/>
      <text:h text:style-name="Heading4" text:outline-level="4">Upgrades</text:h>
      <text:list text:style-name="LFO2" text:continue-numbering="true">
        <text:list-item>
          <text:p text:style-name="P19">Upgrade 1: Larger<text:s/>boulders. <text:s/>Upon explosion,<text:s/>boulder<text:s/>burst<text:s/>into 4<text:s/>smaller<text:s/>boulders.</text:p>
        </text:list-item>
        <text:list-item>
          <text:p text:style-name="P20">Upgrade 2: 1.5 seconds charge. <text:s/>Four<text:s/>boulders<text:s/>emit from your body and will hover around you. <text:s/>Any enemies who are in<text:s/>close proximity will be chased by<text:s/>the boulder<text:s/>(note: only one<text:s/>boulder<text:s/>per enemy).</text:p>
        </text:list-item>
      </text:list>
      <text:p text:style-name="Normal"/>
      <text:h text:style-name="Heading3" text:outline-level="3">Water</text:h>
      <text:p text:style-name="Normal">Pressing the primary button will lunge the<text:s/>player forward with a<text:s/>tentacle<text:s/>in front. <text:s/>The nearest grab-able enemy/object towards the player’s facing direction will have a reticle displayed.</text:p>
      <text:p text:style-name="Normal">Once the enemy/object is hit by the<text:s/>tentacle, it will then helplessly sit on top of the player. <text:s/>The player can<text:s/>then press the primary button again to throw the enemy/object towards its facing direction.</text:p>
      <text:p text:style-name="Normal">Enemies/objects that are not grab-able will simply be hit by the<text:s/>tentacle. <text:s/>The player then bounces a short distance away.</text:p>
      <text:soft-page-break/>
      <text:p text:style-name="Normal">Hanger - The<text:s/>tentacle<text:s/>can be used to grab unto hangers. <text:s/>Upon targeting the hanger, the player can lunge towards<text:s/>it,<text:s/>and<text:s/>then hang. <text:s/>Pressing jump,<text:s/>or<text:s/>fire<text:s/>will detach the player off the hanger.</text:p>
      <text:p text:style-name="Normal">The<text:s/>tentacle<text:s/>can also be used for reaching areas where you need a slight boost to move at either of the 4-directions.</text:p>
      <text:p text:style-name="Normal"/>
      <text:h text:style-name="Heading4" text:outline-level="4">Upgrades</text:h>
      <text:list text:style-name="LFO2" text:continue-numbering="true">
        <text:list-item>
          <text:p text:style-name="P21">Upgrade 1: Enemies explode upon impact, after being thrown.</text:p>
        </text:list-item>
      </text:list>
      <text:p text:style-name="Normal"/>
      <text:h text:style-name="Heading3" text:outline-level="3">Air</text:h>
      <text:p text:style-name="Normal">Shoot a ball of air straight, knocking everything that comes in its path: knock-able enemies, projectiles, objects.</text:p>
      <text:p text:style-name="Normal"/>
      <text:h text:style-name="Heading4" text:outline-level="4">Upgrades</text:h>
      <text:list text:style-name="LFO2" text:continue-numbering="true">
        <text:list-item>
          <text:p text:style-name="P22">Upgrade 1: Electricity spews out from the ball of air, electrocuting enemies in close proximity.</text:p>
        </text:list-item>
        <text:list-item>
          <text:p text:style-name="P23">Upgrade 2: 1.5 seconds charge. <text:s/>A<text:s/>giant vortex spawns next to the player. <text:s/>This vortex redirects anything within its radius to its center, including your own projectiles.</text:p>
        </text:list-item>
      </text:list>
      <text:p text:style-name="Normal"/>
      <text:h text:style-name="Heading2" text:outline-level="2">Checkpoint</text:h>
      <text:p text:style-name="Normal">Upon touching a checkpoint, the game saves the current progress. <text:s/>If the player interacts with the checkpoint (press UP), they can either choose to warp to a previously visited checkpoint, or buy upgrades.</text:p>
      <text:h text:style-name="Heading3" text:outline-level="3">Vendor</text:h>
      <text:list text:style-name="LFO2" text:continue-numbering="true">
        <text:list-item>
          <text:p text:style-name="P24">Heart-Up – Add one extra heart to player. <text:s/>Max: 4.</text:p>
        </text:list-item>
        <text:list-item>
          <text:p text:style-name="P25">Heart orb – Buy a pre-filled heart orb. Max: 3.</text:p>
        </text:list-item>
        <text:list-item>
          <text:p text:style-name="P26">Fire Upgrade – upgrade the fire element.</text:p>
        </text:list-item>
        <text:list-item>
          <text:p text:style-name="P27">Water Upgrade – upgrade the water element.</text:p>
        </text:list-item>
        <text:list-item>
          <text:p text:style-name="P28">Air Upgrade – upgrade the air element.</text:p>
        </text:list-item>
        <text:list-item>
          <text:p text:style-name="P29">Heart refill – refill all<text:s/>of<text:s/>your hearts, or any of your empty heart orb.<text:s/></text:p>
        </text:list-item>
      </text:list>
      <text:h text:style-name="Heading2" text:outline-level="2">Enemy Item Drops</text:h>
      <text:p text:style-name="Normal">Enemies have a chance to drop certain items when<text:s/>killed.</text:p>
      <text:list text:style-name="LFO2" text:continue-numbering="true">
        <text:list-item>
          <text:p text:style-name="P30">Heart – Fills one heart.</text:p>
        </text:list-item>
        <text:list-item>
          <text:p text:style-name="P31">2 Hearts – Fills two hearts.</text:p>
        </text:list-item>
        <text:list-item>
          <text:p text:style-name="P32">DNA<text:s/>– Drops X-value of<text:s/>DNA. <text:s/>Can vary in size: small, medium, large.</text:p>
        </text:list-item>
      </text:list>
      <text:soft-page-break/>
      <text:h text:style-name="Heading2" text:outline-level="2">Level Items</text:h>
      <text:list text:style-name="LFO2" text:continue-numbering="true">
        <text:list-item>
          <text:p text:style-name="P33">Heart(s) – Fills X amount of hearts.</text:p>
        </text:list-item>
        <text:list-item>
          <text:p text:style-name="P34">Crystal – Destroy<text:s/>to drop<text:s/>DNA.</text:p>
        </text:list-item>
      </text:list>
      <text:h text:style-name="Heading2" text:outline-level="2">Environments</text:h>
      <text:list text:style-name="LFO2" text:continue-numbering="true">
        <text:list-item>
          <text:p text:style-name="P35">Water – Nullifies fire. <text:s/>Slows falling velocity. <text:s/>Rapidly press jump to “swim” upwards.<text:s text:c="2"/>Water also makes your bubble projectiles float up.</text:p>
        </text:list-item>
        <text:list-item>
          <text:p text:style-name="P36">Blocks – Interactive: can be thrown (if small),<text:s/>or pushed by air blast.</text:p>
        </text:list-item>
        <text:list-item>
          <text:p text:style-name="P37">Static blocks – can’t be moved at all. <text:s/>But can be destroyed by earth boulder explosion.</text:p>
        </text:list-item>
        <text:list-item>
          <text:p text:style-name="P38">Explosive orb – explodes when hit by boulder or flame.</text:p>
        </text:list-item>
        <text:list-item>
          <text:p text:style-name="P39">Jump pad – launches the player at a given direction.</text:p>
        </text:list-item>
        <text:list-item>
          <text:p text:style-name="P40">Spikey things – Hurts the player by<text:s/>one heart.</text:p>
        </text:list-item>
        <text:list-item>
          <text:p text:style-name="P41">Door – open by pressing Up. <text:s/>Transports<text:s/>player to another area.</text:p>
        </text:list-item>
        <text:list-item>
          <text:p text:style-name="P42">Switch – triggers a platform, can be triggered by blocks, or bubble.</text:p>
        </text:list-item>
        <text:list-item>
          <text:p text:style-name="P43">Platform – moveable by waypoint. <text:s/>Can be activated<text:s/>by a switch.</text:p>
        </text:list-item>
      </text:list>
      <text:p text:style-name="Normal"/>
      <text:h text:style-name="Heading2" text:outline-level="2">Enemies</text:h>
      <text:h text:style-name="Heading4" text:outline-level="4">Types</text:h>
      <text:p text:style-name="Normal">Bio, slime, hard.<text:s/></text:p>
      <text:h text:style-name="Heading2" text:outline-level="2">Bosses</text:h>
      <text:p text:style-name="Normal"/>
      <text:h text:style-name="Heading2" text:outline-level="2">Game Flow</text:h>
      <text:list text:style-name="LFO2" text:continue-numbering="true">
        <text:list-item>
          <text:p text:style-name="P44">Intro – brief introduction.</text:p>
        </text:list-item>
        <text:list-item>
          <text:p text:style-name="P45">Lab – teaches: movement, jumping, wall hanging/jumping, pushing stuff around. <text:s/>Also fleshing out relationship with the hero and the professor.</text:p>
        </text:list-item>
        <text:list-item>
          <text:p text:style-name="P46">Fire stage – teaches: checkpoint, boss door, simple enemy, spikes, DNA, eye orb, boss, acquiring power. <text:s/>Relatively short stage.</text:p>
        </text:list-item>
        <text:list-item>
          <text:p text:style-name="P47">Central Hub – shows the 3 other “gateway” stages, explain why player needs to obtain all four elements.</text:p>
        </text:list-item>
        <text:list-item>
          <text:p text:style-name="P48">Earth stage – find eye orbs, open boss door, beat boss, acquire power, return to central hub.</text:p>
        </text:list-item>
        <text:list-item>
          <text:p text:style-name="P49">Water stage – find eye orbs, open boss door, beat boss, acquire power, return to central hub.</text:p>
        </text:list-item>
        <text:list-item>
          <text:p text:style-name="P50">Air stage – find eye orbs, open boss door, beat boss, acquire power, return to central hub.</text:p>
        </text:list-item>
        <text:list-item>
          <text:p text:style-name="P51">Central Hub – scene going back to lab.</text:p>
        </text:list-item>
        <text:list-item>
          <text:p text:style-name="P52">Lab – confront professor in his boss form. <text:s/>Defeat professor. <text:s/>Ending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ionisio</meta:initial-creator>
    <dc:creator>David Dionisio</dc:creator>
    <meta:creation-date>2014-06-16T05:12:00Z</meta:creation-date>
    <dc:date>2014-07-22T07:15:00Z</dc:date>
    <meta:print-date>2014-06-16T04:54:00Z</meta:print-date>
    <meta:template xlink:href="Normal.dotm" xlink:type="simple"/>
    <meta:editing-cycles>28</meta:editing-cycles>
    <meta:editing-duration>PT83580S</meta:editing-duration>
    <meta:document-statistic meta:page-count="4" meta:paragraph-count="12" meta:word-count="950" meta:character-count="6358" meta:row-count="45" meta:non-whitespace-character-count="5420"/>
  </office:meta>
</office:document-meta>
</file>